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0.92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52.28mm"/>
    </style:style>
    <style:style style:name="co18" style:family="table-column">
      <style:table-column-properties fo:break-before="auto" style:column-width="36.48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32.28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32.1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28.05mm" fo:break-before="auto" style:use-optimal-row-height="false"/>
    </style:style>
    <style:style style:name="ro15" style:family="table-row">
      <style:table-row-properties style:row-height="28.31mm" fo:break-before="auto" style:use-optimal-row-height="false"/>
    </style:style>
    <style:style style:name="ro16" style:family="table-row">
      <style:table-row-properties style:row-height="29.1mm" fo:break-before="auto" style:use-optimal-row-height="false"/>
    </style:style>
    <style:style style:name="ro17" style:family="table-row">
      <style:table-row-properties style:row-height="28.84mm" fo:break-before="auto" style:use-optimal-row-height="false"/>
    </style:style>
    <style:style style:name="ro18" style:family="table-row">
      <style:table-row-properties style:row-height="27.52mm" fo:break-before="auto" style:use-optimal-row-height="false"/>
    </style:style>
    <style:style style:name="ro19" style:family="table-row">
      <style:table-row-properties style:row-height="29.63mm" fo:break-before="auto" style:use-optimal-row-height="false"/>
    </style:style>
    <style:style style:name="ro20" style:family="table-row">
      <style:table-row-properties style:row-height="28.31mm" fo:break-before="auto" style:use-optimal-row-height="true"/>
    </style:style>
    <style:style style:name="ro21" style:family="table-row">
      <style:table-row-properties style:row-height="9.53mm" fo:break-before="auto" style:use-optimal-row-height="true"/>
    </style:style>
    <style:style style:name="ro22" style:family="table-row">
      <style:table-row-properties style:row-height="36.25mm" fo:break-before="auto" style:use-optimal-row-height="true"/>
    </style:style>
    <style:style style:name="ro23" style:family="table-row">
      <style:table-row-properties style:row-height="17.46mm" fo:break-before="auto" style:use-optimal-row-height="false"/>
    </style:style>
    <style:style style:name="ro24" style:family="table-row">
      <style:table-row-properties style:row-height="36.05mm" fo:break-before="auto" style:use-optimal-row-height="true"/>
    </style:style>
    <style:style style:name="ro25" style:family="table-row">
      <style:table-row-properties style:row-height="20.27mm" fo:break-before="auto" style:use-optimal-row-height="true"/>
    </style:style>
    <style:style style:name="ro26" style:family="table-row">
      <style:table-row-properties style:row-height="11.11mm" fo:break-before="auto" style:use-optimal-row-height="false"/>
    </style:style>
    <style:style style:name="ro27" style:family="table-row">
      <style:table-row-properties style:row-height="10.32mm" fo:break-before="auto" style:use-optimal-row-height="false"/>
    </style:style>
    <style:style style:name="ro2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2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language="ru" fo:country="RU" style:font-name-asian="Calibri" style:font-size-asian="10pt" style:language-asian="ar" style:country-asian="SA" style:font-weight-asian="bold" style:font-size-complex="10pt" style:language-complex="none" style:country-complex="none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>
      <style:table-cell-properties fo:background-color="#fff200" fo:wrap-option="wrap" fo:border="0.06pt solid #000000"/>
    </style:style>
    <style:style style:name="ce44" style:family="table-cell" style:parent-style-name="Default">
      <style:table-cell-properties fo:background-color="transparent" fo:wrap-option="wrap" fo:border="none"/>
    </style:style>
    <style:style style:name="ce45" style:family="table-cell" style:parent-style-name="Default">
      <style:table-cell-properties fo:wrap-option="wrap" fo:border="none"/>
    </style:style>
    <style:style style:name="T1" style:family="text">
      <style:text-properties style:use-window-font-color="true" fo:letter-spacing="0.35mm" fo:language="ru" fo:country="RU" style:language-asian="ar" style:country-asian="SA" style:font-name-asian="Calibri" style:font-size-asian="11pt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1. Личные данные заявителя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number-columns-repeated="101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 table:number-columns-spanned="1" table:number-rows-spanned="19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covered-table-cell table:style-name="ce8"/>
          <table:table-cell table:style-name="ce8" office:value-type="string" calcext:value-type="string">
            <text:p>Подтверждение возраста заявителя более 100 лет</text:p>
          </table:table-cell>
          <table:table-cell table:style-name="ce8" office:value-type="string" calcext:value-type="string">
            <text:p>Вводим дату рождения ранее текущей на 100 лет. Например, если сегодня 07 октября, то это 07 октября 1919 года</text:p>
          </table:table-cell>
          <table:table-cell table:style-name="ce8" office:value-type="string" calcext:value-type="string">
            <text:p>Вводим дату рождения ранее текущей на 99 лет. Например, если сегодня 07 октября, то это 06 октября 1919 года</text:p>
          </table:table-cell>
          <table:table-cell table:number-columns-repeated="101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Проверка условий отображения уведомлений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с остатком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без остатка</text:p>
          </table:table-cell>
          <table:table-cell table:number-columns-repeated="101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2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4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6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9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11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. Сведения о документе, удостоверяющем личность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прописных букв</text:p>
          </table:table-cell>
          <table:table-cell table:style-name="ce8" office:value-type="string" calcext:value-type="string">
            <text:p>11 прописных букв</text:p>
          </table:table-cell>
          <table:table-cell table:number-columns-repeated="101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2">
            <text:p>Длина Имени</text:p>
          </table:table-cell>
          <table:table-cell table:style-name="ce8" office:value-type="string" calcext:value-type="string">
            <text:p>4 цифры</text:p>
          </table:table-cell>
          <table:table-cell table:style-name="ce8" office:value-type="string" calcext:value-type="string">
            <text:p>3 цифры</text:p>
          </table:table-cell>
          <table:table-cell table:number-columns-repeated="1018"/>
        </table:table-row>
        <table:table-row table:style-name="ro2">
          <table:table-cell table:style-name="ce3"/>
          <table:covered-table-cell table:style-name="ce6"/>
          <table:covered-table-cell table:style-name="ce8"/>
          <table:table-cell table:style-name="ce8" office:value-type="string" calcext:value-type="string">
            <text:p>15 цифр</text:p>
          </table:table-cell>
          <table:table-cell table:style-name="ce8" office:value-type="string" calcext:value-type="string">
            <text:p>16 цифр</text:p>
          </table:table-cell>
          <table:table-cell table:number-columns-repeated="101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0">
          <table:table-cell table:style-name="ce3" office:value-type="float" office:value="11" calcext:value-type="float">
            <text:p>11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6 цифр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7" office:value-type="string" calcext:value-type="string" table:number-columns-spanned="1" table:number-rows-spanned="10">
            <text:p>Дата выдачи</text:p>
          </table:table-cell>
          <table:table-cell table:style-name="ce23" office:value-type="string" calcext:value-type="string" table:number-columns-spanned="1" table:number-rows-spanned="9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5" calcext:value-type="float">
            <text:p>15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17" calcext:value-type="float">
            <text:p>17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covered-table-cell table:style-name="ce18"/>
          <table:table-cell table:style-name="ce23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7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строчных кириллических букв</text:p>
          </table:table-cell>
          <table:table-cell table:style-name="ce8" office:value-type="string" calcext:value-type="string">
            <text:p>256 строчных кириллических букв</text:p>
          </table:table-cell>
          <table:table-cell table:number-columns-repeated="1018"/>
        </table:table-row>
        <table:table-row table:style-name="ro10">
          <table:table-cell table:style-name="ce3" office:value-type="float" office:value="23" calcext:value-type="float">
            <text:p>23</text:p>
          </table:table-cell>
          <table:covered-table-cell table:style-name="ce20"/>
          <table:table-cell table:style-name="ce24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5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3. Сведения об имеющихся ПВДНП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covered-table-cell table:style-name="ce6"/>
          <table:table-cell table:style-name="ce8"/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covered-table-cell table:number-columns-repeated="2" table:style-name="ce7"/>
          <table:table-cell table:style-name="ce8"/>
          <table:table-cell table:style-name="ce20" office:value-type="string" calcext:value-type="string">
            <text:p>Ввод спецзнака, например, запятой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number-columns-repeated="2" table:style-name="ce7"/>
          <table:table-cell table:style-name="ce11"/>
          <table:table-cell table:style-name="ce7" office:value-type="float" office:value="567" calcext:value-type="float">
            <text:p>567</text:p>
          </table:table-cell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covered-table-cell table:style-name="ce7"/>
          <table:table-cell table:style-name="ce7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е вводим ничего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7" office:value-type="float" office:value="1234567" calcext:value-type="float">
            <text:p>1234567</text:p>
          </table:table-cell>
          <table:table-cell table:style-name="ce7" office:value-type="float" office:value="123456" calcext:value-type="float">
            <text:p>123456</text:p>
          </table:table-cell>
          <table:table-cell table:number-columns-repeated="101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6"/>
          <table:table-cell table:style-name="ce8"/>
          <table:table-cell table:style-name="ce18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18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covered-table-cell table:number-columns-repeated="2" table:style-name="ce7"/>
          <table:table-cell table:style-name="ce8"/>
          <table:table-cell table:style-name="ce18" office:value-type="string" calcext:value-type="string">
            <text:p>Ввод спецзнака, например, запятой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covered-table-cell table:number-columns-repeated="2" table:style-name="ce7"/>
          <table:table-cell table:style-name="ce8"/>
          <table:table-cell table:style-name="ce7" office:value-type="float" office:value="12345678" calcext:value-type="float">
            <text:p>12345678</text:p>
          </table:table-cell>
          <table:table-cell table:number-columns-repeated="1018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7" office:value-type="string" calcext:value-type="string">
            <text:p>Проверка обязательности поля</text:p>
          </table:table-cell>
          <table:table-cell table:style-name="ce8"/>
          <table:table-cell table:style-name="ce7" office:value-type="string" calcext:value-type="string">
            <text:p>Не вводим ничего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7" office:value-type="string" calcext:value-type="string" table:number-columns-spanned="1" table:number-rows-spanned="10">
            <text:p>Дата выдачи</text:p>
          </table:table-cell>
          <table:table-cell table:style-name="ce23" office:value-type="string" calcext:value-type="string" table:number-columns-spanned="1" table:number-rows-spanned="9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covered-table-cell table:number-columns-repeated="2" table:style-name="ce1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covered-table-cell table:style-name="ce18"/>
          <table:table-cell table:style-name="ce18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 table:number-columns-spanned="1" table:number-rows-spanned="5">
            <text:p>Кем выдан</text:p>
          </table:table-cell>
          <table:table-cell table:style-name="ce6" office:value-type="string" calcext:value-type="string" table:number-columns-spanned="1" table:number-rows-spanned="4">
            <text:p>Ограничения на ввод</text:p>
          </table:table-cell>
          <table:table-cell table:style-name="ce8" office:value-type="string" calcext:value-type="string">
            <text:p>20 разрешённых символов</text:p>
          </table:table-cell>
          <table:table-cell table:style-name="ce8" office:value-type="string" calcext:value-type="string">
            <text:p>21 разрешённый символ</text:p>
          </table:table-cell>
          <table:table-cell table:number-columns-repeated="1018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covered-table-cell table:style-name="ce20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ого из строчных кириллических символов</text:p>
          </table:table-cell>
          <table:table-cell table:number-columns-repeated="1018"/>
        </table:table-row>
        <table:table-row table:style-name="ro12">
          <table:table-cell table:style-name="ce3" office:value-type="float" office:value="25" calcext:value-type="float">
            <text:p>25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латинских символов</text:p>
          </table:table-cell>
          <table:table-cell table:number-columns-repeated="1018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covered-table-cell table:style-name="ce8"/>
          <table:covered-table-cell table:style-name="ce7"/>
          <table:table-cell table:style-name="ce8" office:value-type="string" calcext:value-type="string">
            <text:p>Ввод арабские цифры от 0 до 9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covered-table-cell table:style-name="ce8"/>
          <table:table-cell table:style-name="ce7" office:value-type="string" calcext:value-type="string">
            <text:p>Проверка обязательности поля</text:p>
          </table:table-cell>
          <table:table-cell table:style-name="ce11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4. Адрес места жительства и контактные данные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13">
          <table:table-cell table:style-name="ce30" office:value-type="string" calcext:value-type="string" table:number-columns-spanned="5" table:number-rows-spanned="1">
            <text:p>Место жительства (регистрация)</text:p>
          </table:table-cell>
          <table:covered-table-cell table:number-columns-repeated="4" table:style-name="ce2"/>
          <table:table-cell table:number-columns-repeated="1018"/>
        </table:table-row>
        <table:table-row table:style-name="ro1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2" calcext:value-type="float">
            <text:p>2</text:p>
          </table:table-cell>
          <table:covered-table-cell table:style-name="ce6"/>
          <table:covered-table-cell table:style-name="ce24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21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5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 table:number-columns-spanned="1" table:number-rows-spanned="6">
            <text:p>Населённый пункт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3" office:value-type="float" office:value="17" calcext:value-type="float">
            <text:p>17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 table:number-columns-spanned="1" table:number-rows-spanned="6">
            <text:p>Улица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22" calcext:value-type="float">
            <text:p>22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23" calcext:value-type="float">
            <text:p>23</text:p>
          </table:table-cell>
          <table:covered-table-cell table:style-name="ce23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18"/>
          <table:covered-table-cell table:style-name="ce24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3" office:value-type="float" office:value="29" calcext:value-type="float">
            <text:p>2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34" calcext:value-type="float">
            <text:p>34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7">
          <table:table-cell table:style-name="ce3" office:value-type="float" office:value="35" calcext:value-type="float">
            <text:p>3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40" calcext:value-type="float">
            <text:p>4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8">
          <table:table-cell table:style-name="ce3" office:value-type="float" office:value="41" calcext:value-type="float">
            <text:p>4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46" calcext:value-type="float">
            <text:p>46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3" office:value-type="float" office:value="47" calcext:value-type="float">
            <text:p>4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 table:number-columns-spanned="1" table:number-rows-spanned="10">
            <text:p>Дата регистрации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covered-table-cell table:number-columns-repeated="2"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51" calcext:value-type="float">
            <text:p>51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52" calcext:value-type="float">
            <text:p>52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53" calcext:value-type="float">
            <text:p>53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54" calcext:value-type="float">
            <text:p>54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1" office:value-type="float" office:value="57" calcext:value-type="float">
            <text:p>57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 table:style-name="ce8"/>
          <table:table-cell table:number-columns-repeated="101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 table:number-columns-spanned="1" table:number-rows-spanned="2">
            <text:p>Тип места пребывания</text:p>
          </table:table-cell>
          <table:table-cell table:style-name="ce33" table:number-columns-spanned="1" table:number-rows-spanned="2"/>
          <table:table-cell table:style-name="ce8" office:value-type="string" calcext:value-type="string">
            <text:p>Место пребывания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60" calcext:value-type="float">
            <text:p>60</text:p>
          </table:table-cell>
          <table:covered-table-cell table:number-columns-repeated="2" table:style-name="ce8"/>
          <table:table-cell table:style-name="ce8" office:value-type="string" calcext:value-type="string">
            <text:p>Место фактического проживания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62" calcext:value-type="float">
            <text:p>62</text:p>
          </table:table-cell>
          <table:covered-table-cell table:number-columns-repeated="2" table:style-name="ce8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65" calcext:value-type="float">
            <text:p>65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66" calcext:value-type="float">
            <text:p>6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70" calcext:value-type="float">
            <text:p>70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71" calcext:value-type="float">
            <text:p>71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 table:number-columns-spanned="1" table:number-rows-spanned="6">
            <text:p>Населённый пункт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3" office:value-type="float" office:value="77" calcext:value-type="float">
            <text:p>7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 table:number-columns-spanned="1" table:number-rows-spanned="6">
            <text:p>Улица</text:p>
          </table:table-cell>
          <table:table-cell table:style-name="ce8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81" calcext:value-type="float">
            <text:p>8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82" calcext:value-type="float">
            <text:p>82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83" calcext:value-type="float">
            <text:p>83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87" calcext:value-type="float">
            <text:p>87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88" calcext:value-type="float">
            <text:p>88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89" calcext:value-type="float">
            <text:p>89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94" calcext:value-type="float">
            <text:p>94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95" calcext:value-type="float">
            <text:p>9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9" calcext:value-type="float">
            <text:p>9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00" calcext:value-type="float">
            <text:p>10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101" calcext:value-type="float">
            <text:p>10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106" calcext:value-type="float">
            <text:p>106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107" calcext:value-type="float">
            <text:p>10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 table:number-columns-spanned="1" table:number-rows-spanned="10">
            <text:p>Срок регистрации с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12" calcext:value-type="float">
            <text:p>112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13" calcext:value-type="float">
            <text:p>113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114" calcext:value-type="float">
            <text:p>114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 table:number-columns-spanned="1" table:number-rows-spanned="10">
            <text:p>Срок регистрации по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21" calcext:value-type="float">
            <text:p>121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22" calcext:value-type="float">
            <text:p>122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100</text:p>
          </table:table-cell>
          <table:table-cell table:number-columns-repeated="1018"/>
        </table:table-row>
        <table:table-row table:style-name="ro11">
          <table:table-cell table:style-name="ce3" office:value-type="float" office:value="124" calcext:value-type="float">
            <text:p>124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5" table:number-rows-spanned="1">
            <text:p>Контактная информация</text:p>
          </table:table-cell>
          <table:covered-table-cell table:number-columns-repeated="2" table:style-name="ce8"/>
          <table:covered-table-cell table:style-name="ce11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 table:number-columns-spanned="1" table:number-rows-spanned="5">
            <text:p>Телефон</text:p>
          </table:table-cell>
          <table:table-cell table:style-name="ce33" table:number-columns-spanned="1" table:number-rows-spanned="5"/>
          <table:table-cell table:style-name="ce8" office:value-type="string" calcext:value-type="string">
            <text:p>50 разрешённых символов</text:p>
          </table:table-cell>
          <table:table-cell table:style-name="ce8" office:value-type="string" calcext:value-type="string">
            <text:p>51 разрешённый символ</text:p>
          </table:table-cell>
          <table:table-cell table:number-columns-repeated="1018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132" calcext:value-type="float">
            <text:p>132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4">
          <table:table-cell table:style-name="ce3" office:value-type="float" office:value="133" calcext:value-type="float">
            <text:p>133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ce11"/>
          <table:table-cell table:number-columns-repeated="1018"/>
        </table:table-row>
        <table:table-row table:style-name="ro11">
          <table:table-cell table:style-name="ce3" office:value-type="float" office:value="134" calcext:value-type="float">
            <text:p>134</text:p>
          </table:table-cell>
          <table:table-cell table:style-name="ce33" office:value-type="string" calcext:value-type="string" table:number-columns-spanned="1" table:number-rows-spanned="7">
            <text:p>Адрес электронной почты</text:p>
          </table:table-cell>
          <table:table-cell table:style-name="ce33" table:number-columns-spanned="1" table:number-rows-spanned="7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6">
          <table:table-cell table:style-name="ce3" office:value-type="float" office:value="135" calcext:value-type="float">
            <text:p>13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3" office:value-type="float" office:value="137" calcext:value-type="float">
            <text:p>137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26-и латиничных символов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40" calcext:value-type="float">
            <text:p>140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</text:p>
          </table:table-cell>
          <table:table-cell table:style-name="ce8" office:value-type="string" calcext:value-type="string">
            <text:p>Ввод одного из других спецзнаков</text:p>
          </table:table-cell>
          <table:table-cell table:number-columns-repeated="1018"/>
        </table:table-row>
        <table:table-row table:style-name="ro2" table:number-rows-repeated="10484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5. Сведения об ограничениях и правонарушениях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1018" table:default-cell-style-name="ce5"/>
        <table:table-row table:style-name="ro2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0" office:value-type="string" calcext:value-type="string">
            <text:p>Тип анкеты</text:p>
          </table:table-cell>
          <table:table-cell table:number-columns-repeated="1018"/>
        </table:table-row>
        <table:table-row table:style-name="ro13">
          <table:table-cell table:style-name="ce30" office:value-type="string" calcext:value-type="string" table:number-columns-spanned="6" table:number-rows-spanned="1">
            <text:p>Сведения о допуске к ГТ</text:p>
          </table:table-cell>
          <table:covered-table-cell table:number-columns-repeated="4" table:style-name="ce2"/>
          <table:covered-table-cell table:style-name="ce37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38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5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6" calcext:value-type="float">
            <text:p>6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7" calcext:value-type="float">
            <text:p>7</text:p>
          </table:table-cell>
          <table:covered-table-cell table:style-name="ce23"/>
          <table:table-cell table:style-name="ce23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9" calcext:value-type="float">
            <text:p>9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23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0" calcext:value-type="float">
            <text:p>10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1" calcext:value-type="float">
            <text:p>11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2" calcext:value-type="float">
            <text:p>12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35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covered-table-cell table:style-name="ce7"/>
          <table:table-cell table:style-name="ce23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договорных обязательствах</text:p>
          </table:table-cell>
          <table:covered-table-cell table:style-name="ce8"/>
          <table:covered-table-cell table:style-name="ce7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38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7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22" calcext:value-type="float">
            <text:p>22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3" calcext:value-type="float">
            <text:p>23</text:p>
          </table:table-cell>
          <table:covered-table-cell table:style-name="ce23"/>
          <table:table-cell table:style-name="ce23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5" calcext:value-type="float">
            <text:p>25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23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6" calcext:value-type="float">
            <text:p>26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7" calcext:value-type="float">
            <text:p>27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9" calcext:value-type="float">
            <text:p>29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35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7"/>
          <table:table-cell table:style-name="ce23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Сведения об изменениях персональных данных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5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5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1" table:number-rows-spanned="5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8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8" calcext:value-type="float">
            <text:p>18</text:p>
          </table:table-cell>
          <table:table-cell table:style-name="ce39" office:value-type="string" calcext:value-type="string" table:number-columns-spanned="1" table:number-rows-spanned="4">
            <text:p>Дата смены</text:p>
          </table:table-cell>
          <table:table-cell table:style-name="ce6" office:value-type="string" calcext:value-type="string" table:number-columns-spanned="1" table:number-rows-spanned="3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table-cell table:number-columns-repeated="1018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covered-table-cell table:style-name="ce11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covered-table-cell table:style-name="ce11"/>
          <table:covered-table-cell table:style-name="ce8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0">
          <table:table-cell table:style-name="ce3" office:value-type="float" office:value="21" calcext:value-type="float">
            <text:p>21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 table:number-columns-spanned="1" table:number-rows-spanned="7">
            <text:p>Место смен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12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цифры 4</text:p>
          </table:table-cell>
          <table:table-cell table:style-name="ce11"/>
          <table:table-cell table:number-columns-repeated="1018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. Сведения о трудовой деятельности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9" table:default-cell-style-name="ce5"/>
        <table:table-column table:style-name="co6" table:number-columns-repeated="101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" office:value-type="string" calcext:value-type="string">
            <text:p>Тип анкеты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Дата поступления</text:p>
          </table:table-cell>
          <table:table-cell table:style-name="ce6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table-cell table:style-name="ce24" office:value-type="string" calcext:value-type="string" table:number-columns-spanned="1" table:number-rows-spanned="34">
            <text:p>ЗП-Взр(Про)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covered-table-cell table:style-name="ce11"/>
          <table:covered-table-cell table:style-name="ce7"/>
          <table:table-cell table:style-name="ce20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covered-table-cell table:style-name="ce11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covered-table-cell table:style-name="ce11"/>
          <table:covered-table-cell table:style-name="ce7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44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covered-table-cell table:style-name="ce11"/>
          <table:covered-table-cell table:style-name="ce7"/>
          <table:table-cell/>
          <table:table-cell table:style-name="ce20" office:value-type="string" calcext:value-type="string">
            <text:p>Ввод в поле ГГ значения 2020</text:p>
          </table:table-cell>
          <table:covered-table-cell table:style-name="ce44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6" calcext:value-type="float">
            <text:p>6</text:p>
          </table:table-cell>
          <table:covered-table-cell table:style-name="ce11"/>
          <table:covered-table-cell table:style-name="ce7"/>
          <table:table-cell table:style-name="ce11"/>
          <table:table-cell table:style-name="ce20" office:value-type="string" calcext:value-type="string">
            <text:p>Ввод букв</text:p>
          </table:table-cell>
          <table:covered-table-cell table:style-name="ce45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covered-table-cell table:style-name="ce11"/>
          <table:covered-table-cell table:style-name="ce7"/>
          <table:table-cell table:style-name="ce11" office:value-type="string" calcext:value-type="string">
            <text:p>Ввод символа точки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23">
          <table:table-cell table:style-name="ce40" office:value-type="float" office:value="8" calcext:value-type="float">
            <text:p>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увольн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9</text:p>
          </table:table-cell>
          <table:table-cell table:style-name="ce41" office:value-type="string" calcext:value-type="string" table:number-columns-spanned="1" table:number-rows-spanned="10">
            <text:p>Дата увольнения</text:p>
          </table:table-cell>
          <table:table-cell table:style-name="ce42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covered-table-cell table:style-name="ce2"/>
          <table:table-cell table:style-name="ce6" office:value-type="string" calcext:value-type="string" table:number-columns-spanned="1" table:number-rows-spanned="7">
            <text:p>Ограничения на ввод</text:p>
          </table:table-cell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1899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covered-table-cell table:style-name="ce2"/>
          <table:covered-table-cell table:style-name="ce11"/>
          <table:table-cell table:style-name="Default"/>
          <table:table-cell table:style-name="ce20" office:value-type="string" calcext:value-type="string">
            <text:p>Ввод букв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covered-table-cell table:style-name="ce2"/>
          <table:covered-table-cell table:style-name="ce11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6" calcext:value-type="float">
            <text:p>16</text:p>
          </table:table-cell>
          <table:covered-table-cell table:style-name="ce2"/>
          <table:covered-table-cell table:style-name="ce11"/>
          <table:table-cell table:style-name="Default"/>
          <table:table-cell table:style-name="ce8" office:value-type="string" calcext:value-type="string">
            <text:p>Вводим только в Дату поступления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7" calcext:value-type="float">
            <text:p>17</text:p>
          </table:table-cell>
          <table:covered-table-cell table:style-name="ce2"/>
          <table:covered-table-cell table:style-name="ce11"/>
          <table:table-cell table:style-name="ce2"/>
          <table:table-cell table:style-name="ce8" office:value-type="string" calcext:value-type="string">
            <text:p>Ввод латинской буквы</text:p>
          </table:table-cell>
          <table:covered-table-cell/>
          <table:table-cell table:number-columns-repeated="1017"/>
        </table:table-row>
        <table:table-row table:style-name="ro23">
          <table:table-cell table:style-name="ce40" office:value-type="float" office:value="18" calcext:value-type="float">
            <text:p>18</text:p>
          </table:table-cell>
          <table:covered-table-cell table:style-name="ce2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поступл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Должность и место работ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5530 кириллических букв</text:p>
          </table:table-cell>
          <table:table-cell table:style-name="ce8" office:value-type="string" calcext:value-type="string">
            <text:p>5531 кириллическая буква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4">
          <table:table-cell table:style-name="ce40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25">
          <table:table-cell table:style-name="ce40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в это поле не вводим, только в поля Дата увольнения, Дата поступления, Адрес организации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Адрес организации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кириллических букв</text:p>
          </table:table-cell>
          <table:table-cell table:style-name="ce8" office:value-type="string" calcext:value-type="string">
            <text:p>256 кириллических букв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4">
          <table:table-cell table:style-name="ce40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10">
          <table:table-cell table:style-name="ce40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43" office:value-type="string" calcext:value-type="string">
            <text:p>???</text:p>
          </table:table-cell>
          <table:covered-table-cell/>
          <table:table-cell table:number-columns-repeated="1017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8. Сведения о законном представителе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7" table:default-cell-style-name="ce5"/>
        <table:table-column table:style-name="co5" table:default-cell-style-name="ce5"/>
        <table:table-column table:style-name="co18" table:default-cell-style-name="ce5"/>
        <table:table-column table:style-name="co6" table:number-columns-repeated="1017" table:default-cell-style-name="ce5"/>
        <table:table-row table:style-name="ro2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style-name="ce2" office:value-type="string" calcext:value-type="string">
            <text:p>Тип анкеты</text:p>
          </table:table-cell>
          <table:table-cell table:number-columns-repeated="1017"/>
        </table:table-row>
        <table:table-row table:style-name="ro13">
          <table:table-cell table:style-name="ce30" office:value-type="string" calcext:value-type="string" table:number-columns-spanned="6" table:number-rows-spanned="1">
            <text:p>Сведения о законном представителе</text:p>
          </table:table-cell>
          <table:covered-table-cell table:number-columns-repeated="4" table:style-name="ce40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style-name="ce33" office:value-type="string" calcext:value-type="string" table:number-columns-spanned="1" table:number-rows-spanned="37">
            <text:p>ЗП-Дет(Про)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12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документе, удостоверяющем личность законного представителя</text:p>
          </table:table-cell>
          <table:covered-table-cell table:number-columns-repeated="4" table:style-name="ce11"/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х символов</text:p>
          </table:table-cell>
          <table:table-cell table:style-name="ce33" office:value-type="string" calcext:value-type="string" table:number-columns-spanned="1" table:number-rows-spanned="28">
            <text:p>ЗП-Дет(Про)</text:p>
          </table:table-cell>
          <table:table-cell table:number-columns-repeated="1017"/>
        </table:table-row>
        <table:table-row table:style-name="ro10">
          <table:table-cell table:style-name="ce3" office:value-type="float" office:value="39" calcext:value-type="float">
            <text:p>39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0" calcext:value-type="float">
            <text:p>4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1" calcext:value-type="float">
            <text:p>4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6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2">
            <text:p>Длина Имени</text:p>
          </table:table-cell>
          <table:table-cell table:style-name="ce8" office:value-type="string" calcext:value-type="string">
            <text:p>Ввод 4 арабских цифр</text:p>
          </table:table-cell>
          <table:table-cell table:style-name="ce8" office:value-type="string" calcext:value-type="string">
            <text:p>Ввод 3 арабских цифр</text:p>
          </table:table-cell>
          <table:covered-table-cell table:style-name="ce8"/>
          <table:table-cell table:number-columns-repeated="1017"/>
        </table:table-row>
        <table:table-row table:style-name="ro27">
          <table:table-cell table:style-name="ce3" office:value-type="float" office:value="45" calcext:value-type="float">
            <text:p>45</text:p>
          </table:table-cell>
          <table:covered-table-cell table:style-name="ce6"/>
          <table:covered-table-cell table:style-name="ce8"/>
          <table:table-cell table:number-columns-repeated="2" table:style-name="ce8" office:value-type="string" calcext:value-type="string">
            <text:p>Ввод 15 арабских цифр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9" calcext:value-type="float">
            <text:p>49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123456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 table:number-columns-spanned="1" table:number-rows-spanned="10">
            <text:p>Дата выдачи</text:p>
          </table:table-cell>
          <table:table-cell table:style-name="ce2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51" calcext:value-type="float">
            <text:p>51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17">
          <table:table-cell table:style-name="ce3" office:value-type="float" office:value="57" calcext:value-type="float">
            <text:p>57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covered-table-cell table:style-name="ce18"/>
          <table:table-cell table:style-name="ce20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1" calcext:value-type="float">
            <text:p>61</text:p>
          </table:table-cell>
          <table:covered-table-cell table:style-name="ce20"/>
          <table:table-cell table:style-name="ce24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62" calcext:value-type="float">
            <text:p>6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8">
          <table:table-cell table:style-name="ce3" office:value-type="float" office:value="63" calcext:value-type="float">
            <text:p>6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3" office:value-type="float" office:value="64" calcext:value-type="float">
            <text:p>6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1">
          <table:table-cell table:style-name="ce3" office:value-type="float" office:value="65" calcext:value-type="float">
            <text:p>65</text:p>
          </table:table-cell>
          <table:covered-table-cell table:number-columns-repeated="2" table:style-name="ce8"/>
          <table:table-cell table:style-name="ce8" office:value-type="string" calcext:value-type="string">
            <text:p>Ввод арабские цифры от 0 до 9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месте жительства (регистрации) законного представителя</text:p>
          </table:table-cell>
          <table:covered-table-cell table:number-columns-repeated="4" table:style-name="ce2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style-name="ce33" office:value-type="string" calcext:value-type="string" table:number-columns-spanned="1" table:number-rows-spanned="58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67" calcext:value-type="float">
            <text:p>67</text:p>
          </table:table-cell>
          <table:covered-table-cell table:style-name="ce6"/>
          <table:covered-table-cell table:style-name="ce24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8" calcext:value-type="float">
            <text:p>6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71" calcext:value-type="float">
            <text:p>7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3" calcext:value-type="float">
            <text:p>73</text:p>
          </table:table-cell>
          <table:covered-table-cell table:style-name="ce7"/>
          <table:covered-table-cell table:style-name="ce21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9">
          <table:table-cell table:style-name="ce3" office:value-type="float" office:value="75" calcext:value-type="float">
            <text:p>7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76" calcext:value-type="float">
            <text:p>7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23" office:value-type="string" calcext:value-type="string" table:number-columns-spanned="1" table:number-rows-spanned="6">
            <text:p>Населённый пункт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1" calcext:value-type="float">
            <text:p>81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82" calcext:value-type="float">
            <text:p>82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3" calcext:value-type="float">
            <text:p>83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table:style-name="ce23" office:value-type="string" calcext:value-type="string" table:number-columns-spanned="1" table:number-rows-spanned="6">
            <text:p>Улица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5" calcext:value-type="float">
            <text:p>85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86" calcext:value-type="float">
            <text:p>86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88" calcext:value-type="float">
            <text:p>88</text:p>
          </table:table-cell>
          <table:covered-table-cell table:style-name="ce23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9" calcext:value-type="float">
            <text:p>89</text:p>
          </table:table-cell>
          <table:covered-table-cell table:style-name="ce18"/>
          <table:covered-table-cell table:style-name="ce24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1" calcext:value-type="float">
            <text:p>9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92" calcext:value-type="float">
            <text:p>9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3" calcext:value-type="float">
            <text:p>93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94" calcext:value-type="float">
            <text:p>9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7" calcext:value-type="float">
            <text:p>9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98" calcext:value-type="float">
            <text:p>9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00" calcext:value-type="float">
            <text:p>10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04" calcext:value-type="float">
            <text:p>10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06" calcext:value-type="float">
            <text:p>10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7" calcext:value-type="float">
            <text:p>10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9" calcext:value-type="float">
            <text:p>10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12" calcext:value-type="float">
            <text:p>11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3" calcext:value-type="float">
            <text:p>11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 table:number-columns-spanned="1" table:number-rows-spanned="10">
            <text:p>Дата регистрации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covered-table-cell table:number-columns-repeated="2"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7" calcext:value-type="float">
            <text:p>117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8" calcext:value-type="float">
            <text:p>118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 table:style-name="ce8"/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 table:number-columns-spanned="1" table:number-rows-spanned="2">
            <text:p>Тип места пребывания</text:p>
          </table:table-cell>
          <table:table-cell table:style-name="ce33" table:number-columns-spanned="1" table:number-rows-spanned="2"/>
          <table:table-cell table:style-name="ce8" office:value-type="string" calcext:value-type="string">
            <text:p>Место пребывания</text:p>
          </table:table-cell>
          <table:table-cell table:style-name="ce8"/>
          <table:table-cell table:style-name="ce33" office:value-type="string" calcext:value-type="string" table:number-columns-spanned="1" table:number-rows-spanned="70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covered-table-cell table:number-columns-repeated="2" table:style-name="ce8"/>
          <table:table-cell table:style-name="ce8" office:value-type="string" calcext:value-type="string">
            <text:p>Место фактического проживания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covered-table-cell table:number-columns-repeated="2" table:style-name="ce8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28" calcext:value-type="float">
            <text:p>12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29" calcext:value-type="float">
            <text:p>12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31" calcext:value-type="float">
            <text:p>131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3" calcext:value-type="float">
            <text:p>133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36" calcext:value-type="float">
            <text:p>13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7" calcext:value-type="float">
            <text:p>137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 table:number-columns-spanned="1" table:number-rows-spanned="6">
            <text:p>Населённый пункт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9" calcext:value-type="float">
            <text:p>13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0" calcext:value-type="float">
            <text:p>14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42" calcext:value-type="float">
            <text:p>14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3" calcext:value-type="float">
            <text:p>1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 table:number-columns-spanned="1" table:number-rows-spanned="6">
            <text:p>Улица</text:p>
          </table:table-cell>
          <table:table-cell table:style-name="ce8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5" calcext:value-type="float">
            <text:p>14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6" calcext:value-type="float">
            <text:p>14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48" calcext:value-type="float">
            <text:p>14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9" calcext:value-type="float">
            <text:p>149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1" calcext:value-type="float">
            <text:p>15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52" calcext:value-type="float">
            <text:p>152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3" calcext:value-type="float">
            <text:p>153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54" calcext:value-type="float">
            <text:p>154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58" calcext:value-type="float">
            <text:p>15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60" calcext:value-type="float">
            <text:p>16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1" calcext:value-type="float">
            <text:p>16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3" calcext:value-type="float">
            <text:p>16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64" calcext:value-type="float">
            <text:p>16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65" calcext:value-type="float">
            <text:p>16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66" calcext:value-type="float">
            <text:p>16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7" calcext:value-type="float">
            <text:p>16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9" calcext:value-type="float">
            <text:p>16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1" calcext:value-type="float">
            <text:p>171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72" calcext:value-type="float">
            <text:p>17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3" calcext:value-type="float">
            <text:p>17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 table:number-columns-spanned="1" table:number-rows-spanned="10">
            <text:p>Срок регистрации с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6" calcext:value-type="float">
            <text:p>17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7" calcext:value-type="float">
            <text:p>17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8" calcext:value-type="float">
            <text:p>17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9" calcext:value-type="float">
            <text:p>17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 table:number-columns-spanned="1" table:number-rows-spanned="10">
            <text:p>Срок регистрации по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6" calcext:value-type="float">
            <text:p>18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7" calcext:value-type="float">
            <text:p>18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8" calcext:value-type="float">
            <text:p>18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10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9" calcext:value-type="float">
            <text:p>18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90" calcext:value-type="float">
            <text:p>19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Контактная информация</text:p>
          </table:table-cell>
          <table:covered-table-cell table:number-columns-repeated="2" table:style-name="ce8"/>
          <table:covered-table-cell table:style-name="ce11"/>
          <table:covered-table-cell table:number-columns-repeated="2" table:style-name="ce8"/>
          <table:table-cell table:number-columns-repeated="1017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 table:number-columns-spanned="1" table:number-rows-spanned="5">
            <text:p>Телефон</text:p>
          </table:table-cell>
          <table:table-cell table:style-name="ce33" table:number-columns-spanned="1" table:number-rows-spanned="5"/>
          <table:table-cell table:style-name="ce8" office:value-type="string" calcext:value-type="string">
            <text:p>50 разрешённых символов</text:p>
          </table:table-cell>
          <table:table-cell table:style-name="ce8" office:value-type="string" calcext:value-type="string">
            <text:p>51 разрешённый символ</text:p>
          </table:table-cell>
          <table:table-cell table:style-name="ce33" office:value-type="string" calcext:value-type="string" table:number-columns-spanned="1" table:number-rows-spanned="12">
            <text:p>ЗП-Дет(Про)</text:p>
          </table:table-cell>
          <table:table-cell table:number-columns-repeated="1017"/>
        </table:table-row>
        <table:table-row table:style-name="ro10">
          <table:table-cell table:style-name="ce3" office:value-type="float" office:value="195" calcext:value-type="float">
            <text:p>19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96" calcext:value-type="float">
            <text:p>196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7" calcext:value-type="float">
            <text:p>197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98" calcext:value-type="float">
            <text:p>198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9" calcext:value-type="float">
            <text:p>199</text:p>
          </table:table-cell>
          <table:table-cell table:style-name="ce33" office:value-type="string" calcext:value-type="string" table:number-columns-spanned="1" table:number-rows-spanned="7">
            <text:p>Адрес электронной почты</text:p>
          </table:table-cell>
          <table:table-cell table:style-name="ce33" table:number-columns-spanned="1" table:number-rows-spanned="7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Б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б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I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I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ы 8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205" calcext:value-type="float">
            <text:p>20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</text:p>
          </table:table-cell>
          <table:table-cell table:style-name="ce8" office:value-type="string" calcext:value-type="string">
            <text:p>Ввод одного из других спецзнаков</text:p>
          </table:table-cell>
          <table:covered-table-cell table:style-name="ce8"/>
          <table:table-cell table:number-columns-repeated="1017"/>
        </table:table-row>
        <table:table-row table:style-name="ro2" table:number-rows-repeated="10483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10">00.00.0000</text:date></text:span><text:span text:style-name="MT1">, </text:span><text:span text:style-name="MT1"><text:time style:data-style-name="N2" text:time-value="18:07:55.5210825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42:13.953197227</meta:creation-date>
    <meta:generator>LibreOffice/6.0.7.3$Linux_X86_64 LibreOffice_project/00m0$Build-3</meta:generator>
    <dc:date>2019-10-10T11:55:35.312374258</dc:date>
    <meta:editing-duration>P1DT7H17M43S</meta:editing-duration>
    <meta:editing-cycles>174</meta:editing-cycles>
    <meta:document-statistic meta:table-count="8" meta:cell-count="1630" meta:object-count="0"/>
  </office:meta>
</office:document-meta>
</file>